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b17e4" officeooo:paragraph-rsid="000b17e4"/>
    </style:style>
    <style:style style:name="P2" style:family="paragraph" style:parent-style-name="Heading_20_2">
      <style:text-properties style:font-name="Liberation Sans" fo:font-size="16.1000003814697pt" fo:font-weight="bold" officeooo:rsid="000b17e4" officeooo:paragraph-rsid="000e8154"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text-properties officeooo:rsid="0012eb47" officeooo:paragraph-rsid="0012eb47"/>
    </style:style>
    <style:style style:name="P4" style:family="paragraph" style:parent-style-name="Heading_20_2">
      <style:text-properties officeooo:paragraph-rsid="0012eb47"/>
    </style:style>
    <style:style style:name="P5" style:family="paragraph" style:parent-style-name="Standard">
      <style:paragraph-properties fo:margin-left="0.847cm" fo:margin-right="0cm" fo:orphans="0" fo:widows="0" fo:text-indent="-0.847cm" style:auto-text-indent="false"/>
      <style:text-properties officeooo:paragraph-rsid="0012eb47"/>
    </style:style>
    <style:style style:name="P6" style:family="paragraph" style:parent-style-name="Text_20_body">
      <style:text-properties officeooo:paragraph-rsid="000b17e4"/>
    </style:style>
    <style:style style:name="P7" style:family="paragraph" style:parent-style-name="Text_20_body">
      <style:text-properties officeooo:rsid="000b17e4" officeooo:paragraph-rsid="0012eb47"/>
    </style:style>
    <style:style style:name="P8" style:family="paragraph" style:parent-style-name="Text_20_body">
      <style:text-properties officeooo:rsid="000cd2cb" officeooo:paragraph-rsid="00112102"/>
    </style:style>
    <style:style style:name="P9" style:family="paragraph" style:parent-style-name="Text_20_body">
      <style:text-properties officeooo:rsid="000dfad7" officeooo:paragraph-rsid="000e20b8"/>
    </style:style>
    <style:style style:name="P10" style:family="paragraph" style:parent-style-name="Text_20_body">
      <style:text-properties officeooo:rsid="000e8154" officeooo:paragraph-rsid="000e8154"/>
    </style:style>
    <style:style style:name="P11" style:family="paragraph" style:parent-style-name="Text_20_body">
      <style:text-properties officeooo:rsid="0010333f" officeooo:paragraph-rsid="0010333f"/>
    </style:style>
    <style:style style:name="P12" style:family="paragraph" style:parent-style-name="Text_20_body">
      <style:text-properties officeooo:rsid="00112102" officeooo:paragraph-rsid="00112102"/>
    </style:style>
    <style:style style:name="P13" style:family="paragraph" style:parent-style-name="Text_20_body">
      <style:text-properties officeooo:rsid="0012eb47" officeooo:paragraph-rsid="0012eb47"/>
    </style:style>
    <style:style style:name="T1" style:family="text">
      <style:text-properties officeooo:rsid="00004ef9"/>
    </style:style>
    <style:style style:name="T2" style:family="text">
      <style:text-properties fo:font-style="italic" style:font-style-asian="italic" style:font-style-complex="italic"/>
    </style:style>
    <style:style style:name="T3" style:family="text">
      <style:text-properties fo:font-style="italic" officeooo:rsid="0012eb47" style:font-style-asian="italic" style:font-style-complex="italic"/>
    </style:style>
    <style:style style:name="T4" style:family="text">
      <style:text-properties fo:font-style="italic" style:font-style-asian="italic" style:font-name-complex="Calibri" style:font-size-complex="12pt" style:font-style-complex="italic"/>
    </style:style>
    <style:style style:name="T5" style:family="text">
      <style:text-properties fo:font-style="normal" style:font-style-asian="normal" style:font-style-complex="normal"/>
    </style:style>
    <style:style style:name="T6" style:family="text">
      <style:text-properties fo:font-weight="bold" officeooo:rsid="0003f174" style:font-weight-asian="bold" style:font-weight-complex="bold"/>
    </style:style>
    <style:style style:name="T7" style:family="text">
      <style:text-properties fo:font-weight="normal" officeooo:rsid="00004ef9" style:font-weight-asian="normal" style:font-weight-complex="normal"/>
    </style:style>
    <style:style style:name="T8" style:family="text">
      <style:text-properties officeooo:rsid="0003f174"/>
    </style:style>
    <style:style style:name="T9"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10" style:family="text">
      <style:text-properties style:text-position="sub 58%" fo:font-style="italic" style:font-style-asian="italic" style:font-style-complex="italic"/>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0e20b8" style:font-style-asian="normal" style:font-style-complex="normal"/>
    </style:style>
    <style:style style:name="T14" style:family="text">
      <style:text-properties style:text-position="0% 100%" fo:font-style="normal" officeooo:rsid="000e8154" style:font-style-asian="normal" style:font-style-complex="normal"/>
    </style:style>
    <style:style style:name="T15" style:family="text">
      <style:text-properties officeooo:rsid="000e20b8"/>
    </style:style>
    <style:style style:name="T16" style:family="text">
      <style:text-properties officeooo:rsid="000e8154"/>
    </style:style>
    <style:style style:name="T17" style:family="text">
      <style:text-properties officeooo:rsid="00112102"/>
    </style:style>
    <style:style style:name="T18" style:family="text">
      <style:text-properties officeooo:rsid="0012eb47"/>
    </style:style>
    <style:style style:name="T19" style:family="text">
      <style:text-properties style:font-name-complex="Calibri" style:font-size-complex="12pt"/>
    </style:style>
    <style:style style:name="T20" style:family="text">
      <style:text-properties officeooo:rsid="0012eb47" style:font-name-complex="Calibri" style:font-size-complex="12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Experiment protocol</text:span> <text:span text:style-name="T8">from: </text:span><text:span text:style-name="T3">The Rokers</text:span></text:h>
      <text:p text:style-name="P6"><text:span text:style-name="T6"/></text:p>
      <text:p text:style-name="P6"><text:span text:style-name="T6">INSTRUCTIONS: </text:span><text:span text:style-name="T7">For</text:span><text:span text:style-name="T1"> each of the sections below, write in sufficient detail that someone else could take this document and run your experiment, without further input from you. You can replace the guidance notes with your answer. Do not exceed two pages for the main body of this document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1" text:outline-level="2">Participants</text:h>
      <text:p text:style-name="P9">We will test 25 participants, which is <text:span text:style-name="T15">the maximum achievable in the time available. This experiment has sufficient power to detect medium-to-large effect sizes (</text:span><text:span text:style-name="T2">d</text:span><text:span text:style-name="T10">z</text:span><text:span text:style-name="T11">= </text:span><text:span text:style-name="T12">0.58</text:span><text:span text:style-name="T13">).</text:span><text:span text:style-name="T12"> <text:s/></text:span><text:span text:style-name="T14">Participants will be drawn from those attending the PSYC520 (a second-year psychological research methods module) at Plymouth University.</text:span></text:p>
      <text:h text:style-name="P2" text:outline-level="2">A<text:span text:style-name="T16">pparatus and materials</text:span></text:h>
      <text:p text:style-name="P7">T<text:span text:style-name="T16">he experiment will be programmed in OpenSesame (</text:span><text:span text:style-name="T20">Mathôt et al., 2012</text:span><text:span text:style-name="T16">), and presented on various laptop computers. Stimuli will be presented in a black 16-point font on a white background, and responses will be collected using the laptop’s keyboard. We’ll use thirty word pairs of rare English words and their definitions, taken from Potts (2013). </text:span></text:p>
      <text:h text:style-name="P1" text:outline-level="2">Procedure</text:h>
      <text:p text:style-name="P10">Participants will be told that they will be studying rare English words and their definitions in two formats. The order of the two encoding conditions (Study, Generate) will be counterbalanced between participants. Before each encoding coding, participants will read onscreen instructions stating they will see rare English words and they should try to remember the correct definitions, because there would be a test. The key instruction for each stage (which tells the participants to either study the words or guess the meaning) will be presented in red. All other text will be presented in black.</text:p>
      <text:p text:style-name="P11">Each encoding condition (Study, Generate) will consist of one presentation of each of 15 different word pairs. In the Study condition, each word pair will be presented centrally for 17 seconds (e.g. <text:span text:style-name="T2">gadoid = fish)</text:span><text:span text:style-name="T5">. The participants will simply study the words. In the Generate condition, the cue will be presented alone for 10 seconds (e.g </text:span><text:span text:style-name="T2">gadoid</text:span><text:span text:style-name="T5">), along with the question “What do you think this word means?”. Participants will be strongly encouraged to type a one-word definition, and their answer will appear below the question. The target will appear after 10 seconds, along with the cue, for a further seven seconds. </text:span></text:p>
      <text:p text:style-name="P11"><text:span text:style-name="T5">The test phase will immediately follow the encoding phase. All thirty cues from the encoding phase will be presented in random order. The question “What does this word mean?” will be presented beneath each cue, and participants will be strongly encouraged to type the correct target.</text:span></text:p>
      <text:p text:style-name="P12"><text:span text:style-name="T5">Each trial of the experiment was separated by a 3 second interval.</text:span></text:p>
      <text:h text:style-name="P1" text:outline-level="2"><text:soft-page-break/>Ethical statement</text:h>
      <text:p text:style-name="P8">T<text:span text:style-name="T17">he stimuli and procedures of this experiment are innocous, and pose no risk to participants or experimenters. Participants will only be tested after giving informed consent, and they have the right to withdraw from the study at any point. Data will be stored anonymously.</text:span></text:p>
      <text:h text:style-name="P4" text:outline-level="2"><text:span text:style-name="T18">References</text:span></text:h>
      <text:p text:style-name="P5"><text:span text:style-name="T20">Mathôt, S., Schreij, D., &amp; Theeuwes, J. (2012). OpenSesame: An open-source, graphical experiment builder for the social sciences. </text:span><text:span text:style-name="Emphasis"><text:span text:style-name="T20">Behavior Research Methods</text:span></text:span><text:span text:style-name="T20">, </text:span><text:span text:style-name="Emphasis"><text:span text:style-name="T20">44</text:span></text:span><text:span text:style-name="T20">(2), 314-324.</text:span></text:p>
      <text:p text:style-name="P5"><text:span text:style-name="T20"/></text:p>
      <text:p text:style-name="P5"><text:span text:style-name="T19">Potts, R. (2013). </text:span><text:span text:style-name="T4">Memory interference and the benefits and costs of testing</text:span><text:span text:style-name="T19">. University College London.</text:span></text:p>
      <text:h text:style-name="P3" text:outline-level="2">Appendix</text:h>
      <text:p text:style-name="P13">The words, and defintions, we will use are as follows:</text:p>
      <text:p text:style-name="P13"><draw:frame draw:style-name="fr1" draw:name="Object1" text:anchor-type="paragraph" svg:x="5.542cm" svg:y="0.035cm" svg:width="5.235cm" svg:height="16.258cm" draw:z-index="0"><draw:object xlink:href="./Object 1" xlink:type="simple" xlink:show="embed" xlink:actuate="onLoad"/><draw:image xlink:href="./ObjectReplacements/Object 1" xlink:type="simple" xlink:show="embed" xlink:actuate="onLoad"/></draw:frame></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4T16:47:20.889452175</meta:creation-date>
    <dc:date>2019-12-05T11:02:05.245067133</dc:date>
    <dc:creator>Andy Wills</dc:creator>
    <meta:editing-duration>PT59M46S</meta:editing-duration>
    <meta:editing-cycles>9</meta:editing-cycles>
    <meta:generator>LibreOffice/6.3.3.2$Linux_X86_64 LibreOffice_project/30$Build-2</meta:generator>
    <meta:document-statistic meta:table-count="0" meta:image-count="0" meta:object-count="1" meta:page-count="2" meta:paragraph-count="18" meta:word-count="563" meta:character-count="3511" meta:non-whitespace-character-count="296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